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export</text:span></text:span><text:span text:style-name="Source_20_Text"><text:span text:style-name="T2"> PATH=</text:span></text:span><text:span text:style-name="Source_20_Text"><text:span text:style-name="T1">"/home/tom/Flutter/flutter/bin/cache/dart-sdk/bin:${PATH}"</text:span></text:span></text:p>
      <text:p text:style-name="Text_20_body"><text:line-break/>export PATH="$PATH:$HOME/home/sarvottam/flutter/flutter_linux_3.3.10-stable.tar.xz/flutter</text:p>
      <text:p text:style-name="Text_20_body">/bin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09:49:13.096049569</meta:creation-date>
    <dc:date>2022-12-26T10:50:39.274842343</dc:date>
    <meta:editing-duration>PT51M16S</meta:editing-duration>
    <meta:editing-cycles>1</meta:editing-cycles>
    <meta:document-statistic meta:table-count="0" meta:image-count="0" meta:object-count="0" meta:page-count="1" meta:paragraph-count="3" meta:word-count="5" meta:character-count="166" meta:non-whitespace-character-count="163"/>
    <meta:generator>LibreOffice/7.3.7.2$Linux_X86_64 LibreOffice_project/30$Build-2</meta:generator>
  </office:meta>
</office:document-meta>
</file>